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1.8008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1.0291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68" style:family="table-cell" style:parent-style-name="Default">
      <style:table-cell-properties fo:background-color="#fff5ce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bbe33d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1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bbe33d" style:text-align-source="fix" style:repeat-content="false" fo:wrap-option="wrap" fo:border="0.74pt solid #000000" style:vertical-align="middl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ffffd7" fo:border="0.74pt solid #000000"/>
    </style:style>
    <style:style style:name="ce62" style:family="table-cell" style:parent-style-name="Default">
      <style:table-cell-properties fo:background-color="#ffbf00" fo:border="0.74pt solid #000000"/>
    </style:style>
    <style:style style:name="ce98" style:family="table-cell" style:parent-style-name="Default">
      <style:table-cell-properties fo:background-color="#ff0000" fo:border="0.74pt solid #000000"/>
    </style:style>
    <style:style style:name="ce47" style:family="table-cell" style:parent-style-name="Default">
      <style:table-cell-properties fo:background-color="#ffd428" fo:border="0.74pt solid #000000"/>
    </style:style>
    <style:style style:name="ce50" style:family="table-cell" style:parent-style-name="Default">
      <style:table-cell-properties fo:background-color="#bbe33d" fo:border="0.74pt solid #000000"/>
    </style:style>
    <style:style style:name="ce86" style:family="table-cell" style:parent-style-name="Default" style:data-style-name="N0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85" style:family="table-cell" style:parent-style-name="Default" style:data-style-name="N0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2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" style:family="table-cell" style:parent-style-name="Default" style:data-style-name="N0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76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114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 style:data-style-name="N0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60" style:family="table-cell" style:parent-style-name="Default" style:data-style-name="N0">
      <style:table-cell-properties fo:background-color="#bbe33d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 style:data-style-name="N100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 style:data-style-name="N100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27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37" style:family="table-cell" style:parent-style-name="Default" style:data-style-name="N0">
      <style:table-cell-properties fo:background-color="#fff5ce" style:text-align-source="fix" style:repeat-content="false" fo:border="0.74pt solid #000000" style:vertical-align="middle"/>
      <style:paragraph-properties fo:text-align="center" fo:margin-left="0in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1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129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8" table:condition="of:cell-content-is-in-list(&quot;Yes&quot;;&quot;No&quot;)" table:allow-empty-cell="false" table:display-list="unsorted" table:base-cell-address="ELSE.AA129">
          <table:error-message table:message-type="stop" table:display="true"/>
        </table:content-validation>
        <table:content-validation table:name="val9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A147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E3">
          <table:error-message table:message-type="stop" table:display="true"/>
        </table:content-validation>
        <table:content-validation table:name="val12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4" table:default-cell-style-name="ce2"/>
        <table:table-column table:style-name="co27" table:default-cell-style-name="ce2"/>
        <table:table-column table:style-name="co14" table:number-columns-repeated="992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4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3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66"/>
          <table:table-cell table:style-name="ce1" table:number-columns-repeated="984"/>
        </table:table-row>
        <table:table-row table:style-name="ro2" table:visibility="collapse">
          <table:table-cell table:style-name="ce3" table:number-columns-repeated="39"/>
          <table:table-cell table:style-name="ce66"/>
          <table:table-cell table:style-name="ce1" table:number-columns-repeated="984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0"/>
          <table:table-cell table:style-name="ce13" table:number-columns-repeated="4"/>
          <table:table-cell table:style-name="ce4" table:content-validation-name="val12" office:value-type="string" calcext:value-type="string">
            <text:p>Inside</text:p>
          </table:table-cell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7" office:value-type="string" calcext:value-type="string">
            <text:p>OFF_GRID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RELIC</text:p>
          </table:table-cell>
          <table:table-cell table:style-name="ce7"/>
          <table:table-cell table:style-name="ce42" table:content-validation-name="val1" office:value-type="string" calcext:value-type="string">
            <text:p>Neutral Gaia Unconvertible</text:p>
          </table:table-cell>
          <table:table-cell table:style-name="ce40" table:number-columns-repeated="8"/>
          <table:table-cell table:style-name="ce42" table:content-validation-name="val4" office:value-type="string" calcext:value-type="string">
            <text:p>Loose</text:p>
          </table:table-cell>
          <table:table-cell table:style-name="ce42" table:content-validation-name="val6" office:value-type="string" calcext:value-type="string">
            <text:p>None</text:p>
          </table:table-cell>
          <table:table-cell table:style-name="ce40" table:number-columns-repeated="4"/>
          <table:table-cell table:style-name="ce7" table:number-columns-repeated="9"/>
          <table:table-cell table:number-columns-repeated="3" table:style-name="ce42" table:content-validation-name="val9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table:content-validation-name="val12" office:value-type="string" calcext:value-type="string">
            <text:p>Insid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7" office:value-type="string" calcext:value-type="string">
            <text:p>OFF_GRID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RELIC</text:p>
          </table:table-cell>
          <table:table-cell table:style-name="ce7"/>
          <table:table-cell table:style-name="ce42" table:content-validation-name="val1" office:value-type="string" calcext:value-type="string">
            <text:p>Neutral Gaia Unconvertible</text:p>
          </table:table-cell>
          <table:table-cell table:style-name="ce40" table:number-columns-repeated="8"/>
          <table:table-cell table:style-name="ce42" table:content-validation-name="val4" office:value-type="string" calcext:value-type="string">
            <text:p>Loose</text:p>
          </table:table-cell>
          <table:table-cell table:style-name="ce42" table:content-validation-name="val6" office:value-type="string" calcext:value-type="string">
            <text:p>None</text:p>
          </table:table-cell>
          <table:table-cell table:style-name="ce40" table:number-columns-repeated="4"/>
          <table:table-cell table:style-name="ce7" table:number-columns-repeated="9"/>
          <table:table-cell table:number-columns-repeated="3" table:style-name="ce42" table:content-validation-name="val9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99" calcext:value-type="float">
            <text:p>99</text:p>
          </table:table-cell>
          <table:table-cell table:style-name="ce7"/>
          <table:table-cell table:style-name="ce7" table:content-validation-name="val12" office:value-type="string" calcext:value-type="string">
            <text:p>Insid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7" office:value-type="string" calcext:value-type="string">
            <text:p>OFF_GRID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RELIC</text:p>
          </table:table-cell>
          <table:table-cell table:style-name="ce7"/>
          <table:table-cell table:style-name="ce42" table:content-validation-name="val1" office:value-type="string" calcext:value-type="string">
            <text:p>Neutral Gaia Unconvertible</text:p>
          </table:table-cell>
          <table:table-cell table:style-name="ce40" table:number-columns-repeated="8"/>
          <table:table-cell table:style-name="ce42" table:content-validation-name="val4" office:value-type="string" calcext:value-type="string">
            <text:p>Loose</text:p>
          </table:table-cell>
          <table:table-cell table:style-name="ce42" table:content-validation-name="val6" office:value-type="string" calcext:value-type="string">
            <text:p>None</text:p>
          </table:table-cell>
          <table:table-cell table:style-name="ce40" table:number-columns-repeated="4"/>
          <table:table-cell table:style-name="ce7" table:number-columns-repeated="9"/>
          <table:table-cell table:number-columns-repeated="3" table:style-name="ce42" table:content-validation-name="val9" office:value-type="string" calcext:value-type="string">
            <text:p>No</text:p>
          </table:table-cell>
          <table:table-cell table:style-name="ce7" office:value-type="float" office:value="99" calcext:value-type="float">
            <text:p>99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table:content-validation-name="val12" office:value-type="string" calcext:value-type="string">
            <text:p>Insid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7" office:value-type="string" calcext:value-type="string">
            <text:p>OFF_GRID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RELIC</text:p>
          </table:table-cell>
          <table:table-cell table:style-name="ce7"/>
          <table:table-cell table:style-name="ce42" table:content-validation-name="val1" office:value-type="string" calcext:value-type="string">
            <text:p>Neutral Gaia Unconvertible</text:p>
          </table:table-cell>
          <table:table-cell table:style-name="ce40" table:number-columns-repeated="8"/>
          <table:table-cell table:style-name="ce42" table:content-validation-name="val4" office:value-type="string" calcext:value-type="string">
            <text:p>Loose</text:p>
          </table:table-cell>
          <table:table-cell table:style-name="ce42" table:content-validation-name="val6" office:value-type="string" calcext:value-type="string">
            <text:p>None</text:p>
          </table:table-cell>
          <table:table-cell table:style-name="ce40" table:number-columns-repeated="4"/>
          <table:table-cell table:style-name="ce7" table:number-columns-repeated="9"/>
          <table:table-cell table:number-columns-repeated="3" table:style-name="ce42" table:content-validation-name="val9" office:value-type="string" calcext:value-type="string">
            <text:p>No</text:p>
          </table:table-cell>
          <table:table-cell table:style-name="ce7" office:value-type="float" office:value="99" calcext:value-type="float">
            <text:p>99</text:p>
          </table:table-cell>
          <table:table-cell table:style-name="ce7"/>
          <table:table-cell table:style-name="ce7" office:value-type="float" office:value="99" calcext:value-type="float">
            <text:p>99</text:p>
          </table:table-cell>
          <table:table-cell table:style-name="ce7"/>
          <table:table-cell table:style-name="ce7" table:content-validation-name="val12" office:value-type="string" calcext:value-type="string">
            <text:p>Insid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3" table:style-name="ce66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5" office:value-type="string" calcext:value-type="string">
            <text:p>ON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EAL_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27"/>
          <table:table-cell table:style-name="ce103"/>
          <table:table-cell table:style-name="ce15"/>
          <table:table-cell table:number-columns-repeated="3" table:style-name="ce16" table:content-validation-name="val9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STRAGGLER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BT</text:p>
          </table:table-cell>
          <table:table-cell table:style-name="ce74" table:number-columns-repeated="2"/>
          <table:table-cell table:style-name="ce49"/>
          <table:table-cell table:style-name="ce49" office:value-type="float" office:value="16" calcext:value-type="float">
            <text:p>16</text:p>
          </table:table-cell>
          <table:table-cell table:style-name="ce49" table:number-columns-repeated="4"/>
          <table:table-cell table:style-name="ce85"/>
          <table:table-cell table:style-name="ce11"/>
          <table:table-cell table:style-name="ce49"/>
          <table:table-cell table:number-columns-repeated="3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8" office:value-type="string" calcext:value-type="string">
            <text:p>TREE_REED</text:p>
          </table:table-cell>
          <table:table-cell table:style-name="ce48" office:value-type="float" office:value="1350" calcext:value-type="float">
            <text:p>1350</text:p>
          </table:table-cell>
          <table:table-cell table:style-name="ce48" table:number-columns-repeated="2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REAL_BEACH</text:p>
          </table:table-cell>
          <table:table-cell table:style-name="ce73" table:number-columns-repeated="2"/>
          <table:table-cell table:style-name="ce48"/>
          <table:table-cell table:style-name="ce48" office:value-type="float" office:value="8" calcext:value-type="float">
            <text:p>8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/>
          <table:table-cell table:style-name="ce10"/>
          <table:table-cell table:style-name="ce48"/>
          <table:table-cell table:number-columns-repeated="3" table:style-name="ce44" table:content-validation-name="val9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ONE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 table:number-columns-repeated="3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2])" office:value-type="string" office:string-value="8" calcext:value-type="string">
            <text:p>8</text:p>
          </table:table-cell>
          <table:table-cell table:style-name="ce11" office:value-type="string" calcext:value-type="string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ONE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6" table:formula="of:=COM.MICROSOFT.TEXTJOIN(&quot;, &quot;;1;[.$A$10])" office:value-type="string" office:string-value="6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48" office:value-type="float" office:value="1" calcext:value-type="float">
            <text:p>1</text:p>
          </table:table-cell>
          <table:table-cell table:style-name="ce86" table:formula="of:=COM.MICROSOFT.TEXTJOIN(&quot;, &quot;;1;[.$A$10]; [.$A$12])" office:value-type="string" office:string-value="6, 8" calcext:value-type="string">
            <text:p>6, 8</text:p>
          </table:table-cell>
          <table:table-cell table:style-name="ce10" office:value-type="string" calcext:value-type="string">
            <text:p>2, 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WO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6" table:formula="of:=COM.MICROSOFT.TEXTJOIN(&quot;, &quot;;1;[.$A$10])" office:value-type="string" office:string-value="6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48" office:value-type="float" office:value="1" calcext:value-type="float">
            <text:p>1</text:p>
          </table:table-cell>
          <table:table-cell table:style-name="ce86" table:formula="of:=COM.MICROSOFT.TEXTJOIN(&quot;, &quot;;1;[.$A$10]; [.$A$12];[.$A$14])" office:value-type="string" office:string-value="6, 8, 10" calcext:value-type="string">
            <text:p>6, 8, 10</text:p>
          </table:table-cell>
          <table:table-cell table:style-name="ce10" office:value-type="string" calcext:value-type="string">
            <text:p>2, 1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HREE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6" table:formula="of:=COM.MICROSOFT.TEXTJOIN(&quot;, &quot;;1;[.$A$10])" office:value-type="string" office:string-value="6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48" office:value-type="float" office:value="1" calcext:value-type="float">
            <text:p>1</text:p>
          </table:table-cell>
          <table:table-cell table:style-name="ce86" table:formula="of:=COM.MICROSOFT.TEXTJOIN(&quot;, &quot;;1;[.$A$10]; [.$A$12];[.$A$14];[.$A$15])" office:value-type="string" office:string-value="6, 8, 10, 11" calcext:value-type="string">
            <text:p>6, 8, 10, 11</text:p>
          </table:table-cell>
          <table:table-cell table:style-name="ce10" office:value-type="string" calcext:value-type="string">
            <text:p>2, 1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ONE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8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TWO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0];[.$A$17])" office:value-type="string" office:string-value="6, 13" calcext:value-type="string">
            <text:p>6, 13</text:p>
          </table:table-cell>
          <table:table-cell table:style-name="ce11" office:value-type="string" calcext:value-type="string">
            <text:p>8, 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TWO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0];[.$A$17];[.$A$18])" office:value-type="string" office:string-value="6, 13, 14" calcext:value-type="string">
            <text:p>6, 13, 14</text:p>
          </table:table-cell>
          <table:table-cell table:style-name="ce11" office:value-type="string" calcext:value-type="string">
            <text:p>8, 0, 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THREE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85" table:formula="of:=COM.MICROSOFT.TEXTJOIN(&quot;, &quot;;1;[.$A$10])" office:value-type="string" office:string-value="6" calcext:value-type="string">
            <text:p>6</text:p>
          </table:table-cell>
          <table:table-cell table:style-name="ce11" office:value-type="string" calcext:value-type="string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0];[.$A$17];[.$A$18];[.$A$19])" office:value-type="string" office:string-value="6, 13, 14, 15" calcext:value-type="string">
            <text:p>6, 13, 14, 15</text:p>
          </table:table-cell>
          <table:table-cell table:style-name="ce11" office:value-type="string" calcext:value-type="string">
            <text:p>8, 0, 0, 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ONE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16" calcext:value-type="float">
            <text:p>16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0];[.$A$12])" office:value-type="string" office:string-value="6, 8" calcext:value-type="string">
            <text:p>6, 8</text:p>
          </table:table-cell>
          <table:table-cell table:style-name="ce10" office:value-type="string" calcext:value-type="string">
            <text:p>14, 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WO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];[.$A$13:.$A$21])" office:value-type="string" office:string-value="8, 9, 10, 11, 12, 13, 14, 15, 16, 17" calcext:value-type="string">
            <text:p>8, 9, 10, 11, 12, 13, 14, 15, 16, 17</text:p>
          </table:table-cell>
          <table:table-cell table:style-name="ce10" office:value-type="string" calcext:value-type="string">
            <text:p>1, 0, 0, 0, 0, 0, 0, 0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WO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];[.$A$13:.$A$22])" office:value-type="string" office:string-value="8, 9, 10, 11, 12, 13, 14, 15, 16, 17, 18" calcext:value-type="string">
            <text:p>8, 9, 10, 11, 12, 13, 14, 15, 16, 17, 18</text:p>
          </table:table-cell>
          <table:table-cell table:style-name="ce10" office:value-type="string" calcext:value-type="string">
            <text:p>1, 0, 0, 0, 0, 0, 0, 0, 0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HREE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];[.$A$13:.$A$23])" office:value-type="string" office:string-value="8, 9, 10, 11, 12, 13, 14, 15, 16, 17, 18, 19" calcext:value-type="string">
            <text:p>8, 9, 10, 11, 12, 13, 14, 15, 16, 17, 18, 19</text:p>
          </table:table-cell>
          <table:table-cell table:style-name="ce10" office:value-type="string" calcext:value-type="string">
            <text:p>1, 0, 0, 0, 0, 0, 0, 0, 0, 0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HREE</text:p>
          </table:table-cell>
          <table:table-cell table:style-name="ce48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4" table:content-validation-name="val4" office:value-type="string" calcext:value-type="string">
            <text:p>Loose</text:p>
          </table:table-cell>
          <table:table-cell table:style-name="ce44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];[.$A$13:.$A$24])" office:value-type="string" office:string-value="8, 9, 10, 11, 12, 13, 14, 15, 16, 17, 18, 19, 20" calcext:value-type="string">
            <text:p>8, 9, 10, 11, 12, 13, 14, 15, 16, 17, 18, 19, 20</text:p>
          </table:table-cell>
          <table:table-cell table:style-name="ce10" office:value-type="string" calcext:value-type="string">
            <text:p>1, 0, 0, 0, 0, 0, 0, 0, 0, 0, 0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FOUR</text:p>
          </table:table-cell>
          <table:table-cell table:style-name="ce49"/>
          <table:table-cell table:style-name="ce43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43" table:content-validation-name="val4" office:value-type="string" calcext:value-type="string">
            <text:p>Loose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UTLAND_FOREST</text:p>
          </table:table-cell>
          <table:table-cell table:style-name="ce74" table:number-columns-repeated="2"/>
          <table:table-cell table:style-name="ce49" table:number-columns-repeated="3"/>
          <table:table-cell table:style-name="ce85"/>
          <table:table-cell table:style-name="ce11"/>
          <table:table-cell table:style-name="ce49"/>
          <table:table-cell table:style-name="ce85"/>
          <table:table-cell table:style-name="ce11"/>
          <table:table-cell table:style-name="ce49"/>
          <table:table-cell table:number-columns-repeated="3" table:style-name="ce43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6" office:value-type="string" calcext:value-type="string">
            <text:p>ON_GRID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TT</text:p>
          </table:table-cell>
          <table:table-cell table:style-name="ce16" table:number-columns-repeated="2"/>
          <table:table-cell table:style-name="ce15"/>
          <table:table-cell table:style-name="ce4" office:value-type="float" office:value="1" calcext:value-type="float">
            <text:p>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ONE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.8" calcext:value-type="float">
            <text:p>1.8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TWO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])" office:value-type="string" office:string-value="23, 24" calcext:value-type="string">
            <text:p>23, 24</text:p>
          </table:table-cell>
          <table:table-cell table:style-name="ce15" office:value-type="string" calcext:value-type="string">
            <text:p>2, 12</text:p>
          </table:table-cell>
          <table:table-cell table:style-name="ce15" office:value-type="string" calcext:value-type="string">
            <text:p>1.8, 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THREE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29])" office:value-type="string" office:string-value="23, 24, 25" calcext:value-type="string">
            <text:p>23, 24, 25</text:p>
          </table:table-cell>
          <table:table-cell table:style-name="ce15" office:value-type="string" calcext:value-type="string">
            <text:p>2, 12, 12</text:p>
          </table:table-cell>
          <table:table-cell table:style-name="ce15" office:value-type="string" calcext:value-type="string">
            <text:p>1.8, 1, 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FOUR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0])" office:value-type="string" office:string-value="23, 24, 25, 26" calcext:value-type="string">
            <text:p>23, 24, 25, 26</text:p>
          </table:table-cell>
          <table:table-cell table:style-name="ce15" office:value-type="string" calcext:value-type="string">
            <text:p>2, 12, 12, 12</text:p>
          </table:table-cell>
          <table:table-cell table:style-name="ce15" office:value-type="string" calcext:value-type="string">
            <text:p>1.8, 1, 1, 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FIVE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1])" office:value-type="string" office:string-value="23, 24, 25, 26, 27" calcext:value-type="string">
            <text:p>23, 24, 25, 26, 27</text:p>
          </table:table-cell>
          <table:table-cell table:style-name="ce15" office:value-type="string" calcext:value-type="string">
            <text:p>2, 12, 12, 12, 12</text:p>
          </table:table-cell>
          <table:table-cell table:style-name="ce15" office:value-type="string" calcext:value-type="string">
            <text:p>1.8, 1, 1, 1, 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SIX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2])" office:value-type="string" office:string-value="23, 24, 25, 26, 27, 28" calcext:value-type="string">
            <text:p>23, 24, 25, 26, 27, 28</text:p>
          </table:table-cell>
          <table:table-cell table:style-name="ce15" office:value-type="string" calcext:value-type="string">
            <text:p>2, 12, 12, 12, 12, 12</text:p>
          </table:table-cell>
          <table:table-cell table:style-name="ce15" office:value-type="string" calcext:value-type="string">
            <text:p>1.8, 1, 1, 1, 1, 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6" office:value-type="string" calcext:value-type="string">
            <text:p>RIDGE_TEC1</text:p>
          </table:table-cell>
          <table:table-cell table:style-name="ce16"/>
          <table:table-cell table:style-name="ce16" office:value-type="string" calcext:value-type="string">
            <text:p>RIDGE_T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3])" office:value-type="string" office:string-value="23, 24, 25, 26, 27, 28, 29" calcext:value-type="string">
            <text:p>23, 24, 25, 26, 27, 28, 29</text:p>
          </table:table-cell>
          <table:table-cell table:style-name="ce15" office:value-type="string" calcext:value-type="string">
            <text:p>2, 8, 8, 8, 8, 8, 8</text:p>
          </table:table-cell>
          <table:table-cell table:style-name="ce15" office:value-type="string" calcext:value-type="string">
            <text:p>1.8, 1, 1, 1, 1, 1, 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6" office:value-type="string" calcext:value-type="string">
            <text:p>RIDGE_TEC2</text:p>
          </table:table-cell>
          <table:table-cell table:style-name="ce16"/>
          <table:table-cell table:style-name="ce16" office:value-type="string" calcext:value-type="string">
            <text:p>RIDGE_TSO2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3];[.$A$34])" office:value-type="string" office:string-value="23, 24, 25, 26, 27, 28, 29, 30" calcext:value-type="string">
            <text:p>23, 24, 25, 26, 27, 28, 29, 30</text:p>
          </table:table-cell>
          <table:table-cell table:style-name="ce15" office:value-type="string" calcext:value-type="string">
            <text:p>2, 8, 8, 8, 8, 8, 8, 4</text:p>
          </table:table-cell>
          <table:table-cell table:style-name="ce15" office:value-type="string" calcext:value-type="string">
            <text:p>1.8, 1, 1, 1, 1, 1, 1, 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6" office:value-type="string" calcext:value-type="string">
            <text:p>RIDGE_SEC1</text:p>
          </table:table-cell>
          <table:table-cell table:style-name="ce16"/>
          <table:table-cell table:style-name="ce16" office:value-type="string" calcext:value-type="string">
            <text:p>RIDGE_S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6" office:value-type="string" calcext:value-type="string">
            <text:p>RIDGE_SEC2</text:p>
          </table:table-cell>
          <table:table-cell table:style-name="ce16"/>
          <table:table-cell table:style-name="ce16" office:value-type="string" calcext:value-type="string">
            <text:p>RIDGE_SSO2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6])" office:value-type="string" office:string-value="24, 25, 26, 27, 28, 29, 30, 31, 32" calcext:value-type="string">
            <text:p>24, 25, 26, 27, 28, 29, 30, 31, 32</text:p>
          </table:table-cell>
          <table:table-cell table:style-name="ce15" office:value-type="string" calcext:value-type="string">
            <text:p>4, 4, 4, 4, 4, 4, 4, 4,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6" office:value-type="string" calcext:value-type="string">
            <text:p>RIDGE_SEC3</text:p>
          </table:table-cell>
          <table:table-cell table:style-name="ce16"/>
          <table:table-cell table:style-name="ce16" office:value-type="string" calcext:value-type="string">
            <text:p>RIDGE_SSO3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7])" office:value-type="string" office:string-value="24, 25, 26, 27, 28, 29, 30, 31, 32, 33" calcext:value-type="string">
            <text:p>24, 25, 26, 27, 28, 29, 30, 31, 32, 33</text:p>
          </table:table-cell>
          <table:table-cell table:style-name="ce15" office:value-type="string" calcext:value-type="string">
            <text:p>4, 4, 4, 4, 4, 4, 4, 4, 1,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6" office:value-type="string" calcext:value-type="string">
            <text:p>RIDGE_TEC1</text:p>
          </table:table-cell>
          <table:table-cell table:style-name="ce16"/>
          <table:table-cell table:style-name="ce16" office:value-type="string" calcext:value-type="string">
            <text:p>RIDGE_T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8])" office:value-type="string" office:string-value="24, 25, 26, 27, 28, 29, 30, 31, 32, 33, 34" calcext:value-type="string">
            <text:p>24, 25, 26, 27, 28, 29, 30, 31, 32, 33, 34</text:p>
          </table:table-cell>
          <table:table-cell table:style-name="ce15" office:value-type="string" calcext:value-type="string">
            <text:p>4, 4, 4, 4, 4, 4, 4, 4, 1, 1,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56" office:value-type="string" calcext:value-type="string">
            <text:p>RIDGE_SEC1</text:p>
          </table:table-cell>
          <table:table-cell table:style-name="ce56"/>
          <table:table-cell table:style-name="ce56" office:value-type="string" calcext:value-type="string">
            <text:p>RIDGE_SSO1</text:p>
          </table:table-cell>
          <table:table-cell table:style-name="ce56"/>
          <table:table-cell table:style-name="ce56" table:content-validation-name="val2" office:value-type="string" calcext:value-type="string">
            <text:p>Neutral Gaia Convertible</text:p>
          </table:table-cell>
          <table:table-cell table:style-name="ce56" table:number-columns-repeated="4"/>
          <table:table-cell table:style-name="ce56" office:value-type="float" office:value="9320" calcext:value-type="float">
            <text:p>9320</text:p>
          </table:table-cell>
          <table:table-cell table:style-name="ce56" table:number-columns-repeated="3"/>
          <table:table-cell table:style-name="ce56" table:content-validation-name="val5" office:value-type="string" calcext:value-type="string">
            <text:p>Loose</text:p>
          </table:table-cell>
          <table:table-cell table:style-name="ce56" table:content-validation-name="val7" office:value-type="string" calcext:value-type="string">
            <text:p>Map Size</text:p>
          </table:table-cell>
          <table:table-cell table:style-name="ce91"/>
          <table:table-cell table:style-name="ce56" office:value-type="string" calcext:value-type="string">
            <text:p>MTTT</text:p>
          </table:table-cell>
          <table:table-cell table:style-name="ce56" table:number-columns-repeated="2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102"/>
          <table:table-cell table:style-name="ce59" table:number-columns-repeated="2"/>
          <table:table-cell table:style-name="ce102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3" table:style-name="ce56" table:content-validation-name="val10" office:value-type="string" calcext:value-type="string">
            <text:p>No</text:p>
          </table:table-cell>
          <table:table-cell table:style-name="ce59" table:number-columns-repeated="4"/>
          <table:table-cell table:style-name="ce59" table:content-validation-name="val12"/>
          <table:table-cell table:style-name="ce59" table:number-columns-repeated="3"/>
          <table:table-cell table:style-name="ce81" table:number-columns-repeated="984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56" office:value-type="string" calcext:value-type="string">
            <text:p>RIDGE_SEC2</text:p>
          </table:table-cell>
          <table:table-cell table:style-name="ce56"/>
          <table:table-cell table:style-name="ce56" office:value-type="string" calcext:value-type="string">
            <text:p>RIDGE_SSO2</text:p>
          </table:table-cell>
          <table:table-cell table:style-name="ce56"/>
          <table:table-cell table:style-name="ce56" table:content-validation-name="val2" office:value-type="string" calcext:value-type="string">
            <text:p>Neutral Gaia Convertible</text:p>
          </table:table-cell>
          <table:table-cell table:style-name="ce56" table:number-columns-repeated="4"/>
          <table:table-cell table:style-name="ce56" office:value-type="float" office:value="9320" calcext:value-type="float">
            <text:p>9320</text:p>
          </table:table-cell>
          <table:table-cell table:style-name="ce56" table:number-columns-repeated="3"/>
          <table:table-cell table:style-name="ce56" table:content-validation-name="val5" office:value-type="string" calcext:value-type="string">
            <text:p>Loose</text:p>
          </table:table-cell>
          <table:table-cell table:style-name="ce56" table:content-validation-name="val7" office:value-type="string" calcext:value-type="string">
            <text:p>Map Size</text:p>
          </table:table-cell>
          <table:table-cell table:style-name="ce91"/>
          <table:table-cell table:style-name="ce56" office:value-type="string" calcext:value-type="string">
            <text:p>MTTT</text:p>
          </table:table-cell>
          <table:table-cell table:style-name="ce56" table:number-columns-repeated="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102"/>
          <table:table-cell table:style-name="ce59" table:number-columns-repeated="2"/>
          <table:table-cell table:style-name="ce102" table:formula="of:=COM.MICROSOFT.TEXTJOIN(&quot;, &quot;;1;[.$A$28:.$A$36])" office:value-type="string" office:string-value="24, 25, 26, 27, 28, 29, 30, 31, 32" calcext:value-type="string">
            <text:p>24, 25, 26, 27, 28, 29, 30, 31, 32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3" table:style-name="ce56" table:content-validation-name="val10" office:value-type="string" calcext:value-type="string">
            <text:p>No</text:p>
          </table:table-cell>
          <table:table-cell table:style-name="ce59" table:number-columns-repeated="4"/>
          <table:table-cell table:style-name="ce59" table:content-validation-name="val12"/>
          <table:table-cell table:style-name="ce59" table:number-columns-repeated="3"/>
          <table:table-cell table:style-name="ce81" table:number-columns-repeated="984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/>
          <table:table-cell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/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59" office:value-type="string" calcext:value-type="string">
            <text:p>BLOCKER</text:p>
          </table:table-cell>
          <table:table-cell table:style-name="ce56"/>
          <table:table-cell table:style-name="ce59" table:number-columns-repeated="2"/>
          <table:table-cell table:style-name="ce56" table:content-validation-name="val2" office:value-type="string" calcext:value-type="string">
            <text:p>Neutral Gaia Unconvertible</text:p>
          </table:table-cell>
          <table:table-cell table:style-name="ce56" table:number-columns-repeated="4"/>
          <table:table-cell table:style-name="ce56" office:value-type="float" office:value="9320" calcext:value-type="float">
            <text:p>9320</text:p>
          </table:table-cell>
          <table:table-cell table:style-name="ce56" table:number-columns-repeated="3"/>
          <table:table-cell table:style-name="ce56" table:content-validation-name="val5" office:value-type="string" calcext:value-type="string">
            <text:p>Loose</text:p>
          </table:table-cell>
          <table:table-cell table:style-name="ce56" table:content-validation-name="val7" office:value-type="string" calcext:value-type="string">
            <text:p>Map Size</text:p>
          </table:table-cell>
          <table:table-cell table:style-name="ce91"/>
          <table:table-cell table:style-name="ce56" office:value-type="string" calcext:value-type="string">
            <text:p>MTTT</text:p>
          </table:table-cell>
          <table:table-cell table:style-name="ce56" table:number-columns-repeated="2"/>
          <table:table-cell table:style-name="ce59" table:number-columns-repeated="3"/>
          <table:table-cell table:style-name="ce102"/>
          <table:table-cell table:style-name="ce59" table:number-columns-repeated="2"/>
          <table:table-cell table:style-name="ce102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56" table:content-validation-name="val10" office:value-type="string" calcext:value-type="string">
            <text:p>No</text:p>
          </table:table-cell>
          <table:table-cell table:style-name="ce59" table:number-columns-repeated="4"/>
          <table:table-cell table:style-name="ce59" table:content-validation-name="val12"/>
          <table:table-cell table:style-name="ce59" table:number-columns-repeated="3"/>
          <table:table-cell table:style-name="ce81" table:number-columns-repeated="984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6" office:value-type="string" calcext:value-type="string">
            <text:p>RIDGE_SEC1</text:p>
          </table:table-cell>
          <table:table-cell table:style-name="ce16"/>
          <table:table-cell table:style-name="ce16" office:value-type="string" calcext:value-type="string">
            <text:p>RIDGE_S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2:.$A$42])" office:value-type="string" office:string-value="38" calcext:value-type="string">
            <text:p>38</text:p>
          </table:table-cell>
          <table:table-cell table:style-name="ce103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6" office:value-type="string" calcext:value-type="string">
            <text:p>RIDGE_SEC2</text:p>
          </table:table-cell>
          <table:table-cell table:style-name="ce16"/>
          <table:table-cell table:style-name="ce16" office:value-type="string" calcext:value-type="string">
            <text:p>RIDGE_SSO2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2:.$A$42])" office:value-type="string" office:string-value="38" calcext:value-type="string">
            <text:p>38</text:p>
          </table:table-cell>
          <table:table-cell table:style-name="ce103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6" office:value-type="string" calcext:value-type="string">
            <text:p>RIDGE_SEC3</text:p>
          </table:table-cell>
          <table:table-cell table:style-name="ce16"/>
          <table:table-cell table:style-name="ce16" office:value-type="string" calcext:value-type="string">
            <text:p>RIDGE_SSO3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/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2:.$A$42])" office:value-type="string" office:string-value="38" calcext:value-type="string">
            <text:p>38</text:p>
          </table:table-cell>
          <table:table-cell table:style-name="ce103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5" office:value-type="string" calcext:value-type="string">
            <text:p>BROKEN_CART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34:.$A$41];[.$A$44:.A46])" office:value-type="string" office:string-value="30, 31, 32, 33, 34, 35, 36, 37, 40, 41, 42" calcext:value-type="string">
            <text:p>30, 31, 32, 33, 34, 35, 36, 37, 40, 41, 4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63" office:value-type="string" calcext:value-type="string">
            <text:p>STONE</text:p>
          </table:table-cell>
          <table:table-cell table:style-name="ce63" table:number-columns-repeated="3"/>
          <table:table-cell table:style-name="ce45" table:content-validation-name="val1" office:value-type="string" calcext:value-type="string">
            <text:p>Neutral Gaia Convertible</text:p>
          </table:table-cell>
          <table:table-cell table:style-name="ce93" table:number-columns-repeated="4"/>
          <table:table-cell table:style-name="ce93" office:value-type="float" office:value="9320" calcext:value-type="float">
            <text:p>9320</text:p>
          </table:table-cell>
          <table:table-cell table:style-name="ce93" table:number-columns-repeated="3"/>
          <table:table-cell table:style-name="ce45" table:content-validation-name="val4" office:value-type="string" calcext:value-type="string">
            <text:p>Tight</text:p>
          </table:table-cell>
          <table:table-cell table:style-name="ce45" table:content-validation-name="val6" office:value-type="string" calcext:value-type="string">
            <text:p>Map Size</text:p>
          </table:table-cell>
          <table:table-cell table:style-name="ce93"/>
          <table:table-cell table:style-name="ce93" office:value-type="string" calcext:value-type="string">
            <text:p>MTSH</text:p>
          </table:table-cell>
          <table:table-cell table:style-name="ce93" table:number-columns-repeated="2"/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118"/>
          <table:table-cell table:style-name="ce127"/>
          <table:table-cell table:style-name="ce63"/>
          <table:table-cell table:style-name="ce118" table:formula="of:=COM.MICROSOFT.TEXTJOIN(&quot;, &quot;;1;[.$A$5];[.$A$6];[.$A$7];[.$A$8];[.$A$34:.$A$39];[.$A$44:.$A$46];[.$A$47])" office:value-type="string" office:string-value="1, 2, 3, 4, 30, 31, 32, 33, 34, 35, 40, 41, 42, 43" calcext:value-type="string">
            <text:p>1, 2, 3, 4, 30, 31, 32, 33, 34, 35, 40, 41, 42, 43</text:p>
          </table:table-cell>
          <table:table-cell table:style-name="ce127" office:value-type="string" calcext:value-type="string">
            <text:p>2, 2, 2, 2, 1, 1, 1, 1, 1, 1, 1, 1, 1, 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3" table:style-name="ce45" table:content-validation-name="val9" office:value-type="string" calcext:value-type="string">
            <text:p>No</text:p>
          </table:table-cell>
          <table:table-cell table:style-name="ce63" table:number-columns-repeated="4"/>
          <table:table-cell table:style-name="ce63" table:content-validation-name="val12"/>
          <table:table-cell table:style-name="ce63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5" office:value-type="string" calcext:value-type="string">
            <text:p>RIDGE_IEC1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/>
          <table:table-cell table:style-name="ce103"/>
          <table:table-cell table:style-name="ce15"/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5" office:value-type="string" calcext:value-type="string">
            <text:p>RIDGE_IEC2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])" office:value-type="string" office:string-value="45" calcext:value-type="string">
            <text:p>4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5" office:value-type="string" calcext:value-type="string">
            <text:p>RIDGE_IEC3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0])" office:value-type="string" office:string-value="45, 46" calcext:value-type="string">
            <text:p>45, 46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5" office:value-type="string" calcext:value-type="string">
            <text:p>RIDGE_IEC4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1])" office:value-type="string" office:string-value="45, 46, 47" calcext:value-type="string">
            <text:p>45, 46, 47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5" office:value-type="string" calcext:value-type="string">
            <text:p>RIDGE_IEC5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2])" office:value-type="string" office:string-value="45, 46, 47, 48" calcext:value-type="string">
            <text:p>45, 46, 47, 48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5" office:value-type="string" calcext:value-type="string">
            <text:p>RIDGE_IEC6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3])" office:value-type="string" office:string-value="45, 46, 47, 48, 49" calcext:value-type="string">
            <text:p>45, 46, 47, 48, 4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5" office:value-type="string" calcext:value-type="string">
            <text:p>RIDGE_IEC7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4])" office:value-type="string" office:string-value="45, 46, 47, 48, 49, 50" calcext:value-type="string">
            <text:p>45, 46, 47, 48, 49, 5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5" office:value-type="string" calcext:value-type="string">
            <text:p>RIDGE_IEC8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5])" office:value-type="string" office:string-value="45, 46, 47, 48, 49, 50, 51" calcext:value-type="string">
            <text:p>45, 46, 47, 48, 49, 50, 5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5" office:value-type="string" calcext:value-type="string">
            <text:p>RIDGE_IEC9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6])" office:value-type="string" office:string-value="45, 46, 47, 48, 49, 50, 51, 52" calcext:value-type="string">
            <text:p>45, 46, 47, 48, 49, 50, 51, 5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5" office:value-type="string" calcext:value-type="string">
            <text:p>RIDGE_IEC10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7])" office:value-type="string" office:string-value="45, 46, 47, 48, 49, 50, 51, 52, 53" calcext:value-type="string">
            <text:p>45, 46, 47, 48, 49, 50, 51, 52, 5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5" office:value-type="string" calcext:value-type="string">
            <text:p>RIDGE_IEC11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8])" office:value-type="string" office:string-value="45, 46, 47, 48, 49, 50, 51, 52, 53, 54" calcext:value-type="string">
            <text:p>45, 46, 47, 48, 49, 50, 51, 52, 53, 5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5" office:value-type="string" calcext:value-type="string">
            <text:p>RIDGE_IEC12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9])" office:value-type="string" office:string-value="45, 46, 47, 48, 49, 50, 51, 52, 53, 54, 55" calcext:value-type="string">
            <text:p>45, 46, 47, 48, 49, 50, 51, 52, 53, 54, 5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66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68" office:value-type="string" calcext:value-type="string">
            <text:p>OASIS_POND1_EC1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WATER_TYPE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68" office:value-type="string" calcext:value-type="string">
            <text:p>OASIS_POND1_EC2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WATER_TYPE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])" office:value-type="string" office:string-value="57" calcext:value-type="string">
            <text:p>57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68" office:value-type="string" calcext:value-type="string">
            <text:p>OASIS_POND1_EC3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WATER_TYPE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2])" office:value-type="string" office:string-value="57, 58" calcext:value-type="string">
            <text:p>57, 58</text:p>
          </table:table-cell>
          <table:table-cell table:style-name="ce84" office:value-type="string" calcext:value-type="string">
            <text:p>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68" office:value-type="string" calcext:value-type="string">
            <text:p>OASIS_POND2_EC1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OUT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3])" office:value-type="string" office:string-value="57, 58, 59" calcext:value-type="string">
            <text:p>57, 58, 59</text:p>
          </table:table-cell>
          <table:table-cell table:style-name="ce84" office:value-type="string" calcext:value-type="string">
            <text:p>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68" office:value-type="string" calcext:value-type="string">
            <text:p>OASIS_POND2_EC2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OUT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4])" office:value-type="string" office:string-value="57, 58, 59, 60" calcext:value-type="string">
            <text:p>57, 58, 59, 60</text:p>
          </table:table-cell>
          <table:table-cell table:style-name="ce84" office:value-type="string" calcext:value-type="string">
            <text:p>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68" office:value-type="string" calcext:value-type="string">
            <text:p>OASIS_POND2_EC3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OUT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5])" office:value-type="string" office:string-value="57, 58, 59, 60, 61" calcext:value-type="string">
            <text:p>57, 58, 59, 60, 61</text:p>
          </table:table-cell>
          <table:table-cell table:style-name="ce84" office:value-type="string" calcext:value-type="string">
            <text:p>4, 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68" office:value-type="string" calcext:value-type="string">
            <text:p>OASIS_POND2_EC1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INN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6])" office:value-type="string" office:string-value="57, 58, 59, 60, 61, 62" calcext:value-type="string">
            <text:p>57, 58, 59, 60, 61, 62</text:p>
          </table:table-cell>
          <table:table-cell table:style-name="ce84" office:value-type="string" calcext:value-type="string">
            <text:p>4, 4, 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68" office:value-type="string" calcext:value-type="string">
            <text:p>OASIS_POND2_EC2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INN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7])" office:value-type="string" office:string-value="57, 58, 59, 60, 61, 62, 63" calcext:value-type="string">
            <text:p>57, 58, 59, 60, 61, 62, 63</text:p>
          </table:table-cell>
          <table:table-cell table:style-name="ce84" office:value-type="string" calcext:value-type="string">
            <text:p>4, 4, 4, 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68" office:value-type="string" calcext:value-type="string">
            <text:p>OASIS_POND2_EC3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INNER_CAP</text:p>
          </table:table-cell>
          <table:table-cell table:style-name="ce84" table:number-columns-repeated="3"/>
          <table:table-cell table:style-name="ce84" office:value-type="float" office:value="12" calcext:value-type="float">
            <text:p>12</text:p>
          </table:table-cell>
          <table:table-cell table:style-name="ce84" table:number-columns-repeated="4"/>
          <table:table-cell table:style-name="ce137" table:formula="of:=COM.MICROSOFT.TEXTJOIN(&quot;, &quot;;1;[.$A$61:.$A$68])" office:value-type="string" office:string-value="57, 58, 59, 60, 61, 62, 63, 64" calcext:value-type="string">
            <text:p>57, 58, 59, 60, 61, 62, 63, 64</text:p>
          </table:table-cell>
          <table:table-cell table:style-name="ce84" office:value-type="string" calcext:value-type="string">
            <text:p>4, 4, 4, 4, 4, 4, 4, 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18" office:value-type="string" calcext:value-type="string">
            <text:p>OASIS_RT1EC1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18" office:value-type="string" calcext:value-type="string">
            <text:p>OASIS_RT1EC2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18" office:value-type="string" calcext:value-type="string">
            <text:p>OASIS_RT1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18" office:value-type="string" calcext:value-type="string">
            <text:p>OASIS_RT1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18" office:value-type="string" calcext:value-type="string">
            <text:p>OASIS_RT1EC5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18" office:value-type="string" calcext:value-type="string">
            <text:p>OASIS_RT1EC6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68" office:value-type="string" calcext:value-type="string">
            <text:p>OASIS_RT2EC1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68" office:value-type="string" calcext:value-type="string">
            <text:p>OASIS_RT2EC2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68" office:value-type="string" calcext:value-type="string">
            <text:p>OASIS_RT2EC3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5</text:p>
          </table:table-cell>
          <table:table-cell table:style-name="ce68" office:value-type="string" calcext:value-type="string">
            <text:p>OASIS_RT2EC4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68" office:value-type="string" calcext:value-type="string">
            <text:p>OASIS_RT2EC5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7</text:p>
          </table:table-cell>
          <table:table-cell table:style-name="ce68" office:value-type="string" calcext:value-type="string">
            <text:p>OASIS_RT2EC6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18" office:value-type="string" calcext:value-type="string">
            <text:p>OASIS_RT3EC1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79</text:p>
          </table:table-cell>
          <table:table-cell table:style-name="ce18" office:value-type="string" calcext:value-type="string">
            <text:p>OASIS_RT3EC2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0</text:p>
          </table:table-cell>
          <table:table-cell table:style-name="ce18" office:value-type="string" calcext:value-type="string">
            <text:p>OASIS_RT3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1</text:p>
          </table:table-cell>
          <table:table-cell table:style-name="ce18" office:value-type="string" calcext:value-type="string">
            <text:p>OASIS_RT3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2</text:p>
          </table:table-cell>
          <table:table-cell table:style-name="ce18" office:value-type="string" calcext:value-type="string">
            <text:p>OASIS_RT3EC5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3</text:p>
          </table:table-cell>
          <table:table-cell table:style-name="ce18" office:value-type="string" calcext:value-type="string">
            <text:p>OASIS_RT3EC6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4</text:p>
          </table:table-cell>
          <table:table-cell table:style-name="ce68" office:value-type="string" calcext:value-type="string">
            <text:p>OASIS_RT4EC1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9])" office:value-type="string" office:string-value="5" calcext:value-type="string">
            <text:p>5</text:p>
          </table:table-cell>
          <table:table-cell table:style-name="ce84" office:value-type="float" office:value="8" calcext:value-type="float">
            <text:p>8</text:p>
          </table:table-cell>
          <table:table-cell table:style-name="ce84"/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5</text:p>
          </table:table-cell>
          <table:table-cell table:style-name="ce68" office:value-type="string" calcext:value-type="string">
            <text:p>OASIS_RT4EC2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9];[.$A$88])" office:value-type="string" office:string-value="5, 84" calcext:value-type="string">
            <text:p>5, 84</text:p>
          </table:table-cell>
          <table:table-cell table:style-name="ce84" office:value-type="string" calcext:value-type="string">
            <text:p>8, 3</text:p>
          </table:table-cell>
          <table:table-cell table:style-name="ce84"/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6</text:p>
          </table:table-cell>
          <table:table-cell table:style-name="ce68" office:value-type="string" calcext:value-type="string">
            <text:p>OASIS_RT4EC3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9];[.$A$88:.$A$89])" office:value-type="string" office:string-value="5, 84, 85" calcext:value-type="string">
            <text:p>5, 84, 85</text:p>
          </table:table-cell>
          <table:table-cell table:style-name="ce84" office:value-type="string" calcext:value-type="string">
            <text:p>8, 3, 3</text:p>
          </table:table-cell>
          <table:table-cell table:style-name="ce84"/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7</text:p>
          </table:table-cell>
          <table:table-cell table:style-name="ce68" office:value-type="string" calcext:value-type="string">
            <text:p>OASIS_RT4EC4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9];[.$A$88:.$A$90])" office:value-type="string" office:string-value="5, 84, 85, 86" calcext:value-type="string">
            <text:p>5, 84, 85, 86</text:p>
          </table:table-cell>
          <table:table-cell table:style-name="ce84" office:value-type="string" calcext:value-type="string">
            <text:p>8, 3, 3, 3</text:p>
          </table:table-cell>
          <table:table-cell table:style-name="ce84"/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8</text:p>
          </table:table-cell>
          <table:table-cell table:style-name="ce68" office:value-type="string" calcext:value-type="string">
            <text:p>OASIS_RT4EC5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9];[.$A$88:.$A$91])" office:value-type="string" office:string-value="5, 84, 85, 86, 87" calcext:value-type="string">
            <text:p>5, 84, 85, 86, 87</text:p>
          </table:table-cell>
          <table:table-cell table:style-name="ce84" office:value-type="string" calcext:value-type="string">
            <text:p>8, 3, 3, 3, 3</text:p>
          </table:table-cell>
          <table:table-cell table:style-name="ce84"/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89</text:p>
          </table:table-cell>
          <table:table-cell table:style-name="ce68" office:value-type="string" calcext:value-type="string">
            <text:p>OASIS_RT4EC6 </text:p>
          </table:table-cell>
          <table:table-cell table:style-name="ce84" table:number-columns-repeated="3"/>
          <table:table-cell table:style-name="ce46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6" table:content-validation-name="val5" office:value-type="string" calcext:value-type="string">
            <text:p>Loose</text:p>
          </table:table-cell>
          <table:table-cell table:style-name="ce46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9];[.$A$88:.$A$92])" office:value-type="string" office:string-value="5, 84, 85, 86, 87, 88" calcext:value-type="string">
            <text:p>5, 84, 85, 86, 87, 88</text:p>
          </table:table-cell>
          <table:table-cell table:style-name="ce84" office:value-type="string" calcext:value-type="string">
            <text:p>8, 3, 3, 3, 3, 3</text:p>
          </table:table-cell>
          <table:table-cell table:style-name="ce84"/>
          <table:table-cell table:number-columns-repeated="3" table:style-name="ce46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0</text:p>
          </table:table-cell>
          <table:table-cell table:style-name="ce18" office:value-type="string" calcext:value-type="string">
            <text:p>OASIS_BTEC1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1</text:p>
          </table:table-cell>
          <table:table-cell table:style-name="ce18" office:value-type="string" calcext:value-type="string">
            <text:p>OASIS_BTEC2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94])" office:value-type="string" office:string-value="5, 90" calcext:value-type="string">
            <text:p>5, 90</text:p>
          </table:table-cell>
          <table:table-cell table:style-name="ce15" office:value-type="string" calcext:value-type="string">
            <text:p>8, 3</text:p>
          </table:table-cell>
          <table:table-cell table:style-name="ce15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2</text:p>
          </table:table-cell>
          <table:table-cell table:style-name="ce18" office:value-type="string" calcext:value-type="string">
            <text:p>OASIS_BT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94:.$A$95])" office:value-type="string" office:string-value="5, 90, 91" calcext:value-type="string">
            <text:p>5, 90, 91</text:p>
          </table:table-cell>
          <table:table-cell table:style-name="ce15" office:value-type="string" calcext:value-type="string">
            <text:p>8, 3, 3</text:p>
          </table:table-cell>
          <table:table-cell table:style-name="ce15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3</text:p>
          </table:table-cell>
          <table:table-cell table:style-name="ce18" office:value-type="string" calcext:value-type="string">
            <text:p>OASIS_BT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94:.$A$96])" office:value-type="string" office:string-value="5, 90, 91, 92" calcext:value-type="string">
            <text:p>5, 90, 91, 92</text:p>
          </table:table-cell>
          <table:table-cell table:style-name="ce15" office:value-type="string" calcext:value-type="string">
            <text:p>8, 3, 3, 3</text:p>
          </table:table-cell>
          <table:table-cell table:style-name="ce15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4</text:p>
          </table:table-cell>
          <table:table-cell table:style-name="ce18" office:value-type="string" calcext:value-type="string">
            <text:p>OASIS_BTEC5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94:.$A$97])" office:value-type="string" office:string-value="5, 90, 91, 92, 93" calcext:value-type="string">
            <text:p>5, 90, 91, 92, 93</text:p>
          </table:table-cell>
          <table:table-cell table:style-name="ce15" office:value-type="string" calcext:value-type="string">
            <text:p>8, 3, 3, 3, 3</text:p>
          </table:table-cell>
          <table:table-cell table:style-name="ce15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5</text:p>
          </table:table-cell>
          <table:table-cell table:style-name="ce18" office:value-type="string" calcext:value-type="string">
            <text:p>OASIS_BTEC6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94:.$A$98])" office:value-type="string" office:string-value="5, 90, 91, 92, 93, 94" calcext:value-type="string">
            <text:p>5, 90, 91, 92, 93, 94</text:p>
          </table:table-cell>
          <table:table-cell table:style-name="ce15" office:value-type="string" calcext:value-type="string">
            <text:p>8, 3, 3, 3, 3, 3</text:p>
          </table:table-cell>
          <table:table-cell table:style-name="ce15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6</text:p>
          </table:table-cell>
          <table:table-cell table:style-name="ce15" office:value-type="string" calcext:value-type="string">
            <text:p>PREDATO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0.725" calcext:value-type="float">
            <text:p>0.725</text:p>
          </table:table-cell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7</text:p>
          </table:table-cell>
          <table:table-cell table:style-name="ce15" office:value-type="string" calcext:value-type="string">
            <text:p>PREDATO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6" table:content-validation-name="val5" office:value-type="string" calcext:value-type="string">
            <text:p>Loose</text:p>
          </table:table-cell>
          <table:table-cell table:style-name="ce66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00])" office:value-type="string" office:string-value="5, 96" calcext:value-type="string">
            <text:p>5, 96</text:p>
          </table:table-cell>
          <table:table-cell table:style-name="ce15" office:value-type="string" calcext:value-type="string">
            <text:p>44, 8</text:p>
          </table:table-cell>
          <table:table-cell table:style-name="ce15" office:value-type="string" calcext:value-type="string">
            <text:p>0.725, 1</text:p>
          </table:table-cell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8</text:p>
          </table:table-cell>
          <table:table-cell table:style-name="ce7" office:value-type="string" calcext:value-type="string">
            <text:p>RELIC</text:p>
          </table:table-cell>
          <table:table-cell table:style-name="ce7" table:number-columns-repeated="3"/>
          <table:table-cell table:style-name="ce42" table:content-validation-name="val2" office:value-type="string" calcext:value-type="string">
            <text:p>Neutral Gaia Convertible</text:p>
          </table:table-cell>
          <table:table-cell table:style-name="ce40" table:number-columns-repeated="4"/>
          <table:table-cell table:style-name="ce40" office:value-type="float" office:value="1" calcext:value-type="float">
            <text:p>1</text:p>
          </table:table-cell>
          <table:table-cell table:style-name="ce40" table:number-columns-repeated="3"/>
          <table:table-cell table:style-name="ce42" table:content-validation-name="val5" office:value-type="string" calcext:value-type="string">
            <text:p>Loose</text:p>
          </table:table-cell>
          <table:table-cell table:style-name="ce42" table:content-validation-name="val7" office:value-type="string" calcext:value-type="string">
            <text:p>Map Size</text:p>
          </table:table-cell>
          <table:table-cell table:style-name="ce62"/>
          <table:table-cell table:style-name="ce40" office:value-type="string" calcext:value-type="string">
            <text:p>INNER_CAP</text:p>
          </table:table-cell>
          <table:table-cell table:style-name="ce40" table:number-columns-repeated="2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6"/>
          <table:table-cell table:style-name="ce7" table:number-columns-repeated="2"/>
          <table:table-cell table:style-name="ce76"/>
          <table:table-cell table:style-name="ce7" table:number-columns-repeated="2"/>
          <table:table-cell table:style-name="ce42" table:content-validation-name="val10" table:number-columns-repeated="3"/>
          <table:table-cell table:style-name="ce7" table:number-columns-repeated="4"/>
          <table:table-cell table:style-name="ce7" table:content-validation-name="val12"/>
          <table:table-cell table:style-name="ce7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99</text:p>
          </table:table-cell>
          <table:table-cell table:style-name="ce64" office:value-type="string" calcext:value-type="string">
            <text:p>ON_GRID</text:p>
          </table:table-cell>
          <table:table-cell table:style-name="ce64"/>
          <table:table-cell table:style-name="ce64" office:value-type="string" calcext:value-type="string">
            <text:p>SMALL_FISH</text:p>
          </table:table-cell>
          <table:table-cell table:style-name="ce64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WATER_TYPE</text:p>
          </table:table-cell>
          <table:table-cell table:style-name="ce92" table:number-columns-repeated="2"/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/>
          <table:table-cell table:style-name="ce114" table:formula="of:=COM.MICROSOFT.TEXTJOIN(&quot;, &quot;;1;[.$A$10])" office:value-type="string" office:string-value="6" calcext:value-type="string">
            <text:p>6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14"/>
          <table:table-cell table:style-name="ce64" table:number-columns-repeated="2"/>
          <table:table-cell table:number-columns-repeated="3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00</text:p>
          </table:table-cell>
          <table:table-cell table:style-name="ce64" office:value-type="string" calcext:value-type="string">
            <text:p>OFF_GRID</text:p>
          </table:table-cell>
          <table:table-cell table:style-name="ce64"/>
          <table:table-cell table:style-name="ce64" office:value-type="string" calcext:value-type="string">
            <text:p>LARGE_FISH1</text:p>
          </table:table-cell>
          <table:table-cell table:style-name="ce64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OUTER_CAP</text:p>
          </table:table-cell>
          <table:table-cell table:style-name="ce92" table:number-columns-repeated="2"/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0])" office:value-type="string" office:string-value="6" calcext:value-type="string">
            <text:p>6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01</text:p>
          </table:table-cell>
          <table:table-cell table:style-name="ce64" office:value-type="string" calcext:value-type="string">
            <text:p>OFF_GRID</text:p>
          </table:table-cell>
          <table:table-cell table:style-name="ce64"/>
          <table:table-cell table:style-name="ce64" office:value-type="string" calcext:value-type="string">
            <text:p>LARGE_FISH2</text:p>
          </table:table-cell>
          <table:table-cell table:style-name="ce64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INNER_CAP</text:p>
          </table:table-cell>
          <table:table-cell table:style-name="ce92" table:number-columns-repeated="2"/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0];[.$A$104])" office:value-type="string" office:string-value="6, 100" calcext:value-type="string">
            <text:p>6, 100</text:p>
          </table:table-cell>
          <table:table-cell table:style-name="ce64" office:value-type="string" calcext:value-type="string">
            <text:p>5, 4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02</text:p>
          </table:table-cell>
          <table:table-cell table:style-name="ce64" office:value-type="string" calcext:value-type="string">
            <text:p>BUSH_FOOD1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03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06])" office:value-type="string" office:string-value="5, 102" calcext:value-type="string">
            <text:p>5, 102</text:p>
          </table:table-cell>
          <table:table-cell table:style-name="ce64" office:value-type="string" calcext:value-type="string">
            <text:p>3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04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06:.$A$107])" office:value-type="string" office:string-value="5, 102, 103" calcext:value-type="string">
            <text:p>5, 102, 103</text:p>
          </table:table-cell>
          <table:table-cell table:style-name="ce64" office:value-type="string" calcext:value-type="string">
            <text:p>3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05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06:.$A$108])" office:value-type="string" office:string-value="5, 102, 103, 104" calcext:value-type="string">
            <text:p>5, 102, 103, 104</text:p>
          </table:table-cell>
          <table:table-cell table:style-name="ce64" office:value-type="string" calcext:value-type="string">
            <text:p>3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06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06:.$A$109])" office:value-type="string" office:string-value="5, 102, 103, 104, 105" calcext:value-type="string">
            <text:p>5, 102, 103, 104, 105</text:p>
          </table:table-cell>
          <table:table-cell table:style-name="ce64" office:value-type="string" calcext:value-type="string">
            <text:p>3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07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06:.$A$110])" office:value-type="string" office:string-value="5, 102, 103, 104, 105, 106" calcext:value-type="string">
            <text:p>5, 102, 103, 104, 105, 106</text:p>
          </table:table-cell>
          <table:table-cell table:style-name="ce64" office:value-type="string" calcext:value-type="string">
            <text:p>3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08</text:p>
          </table:table-cell>
          <table:table-cell table:style-name="ce64" office:value-type="string" calcext:value-type="string">
            <text:p>DEER_ON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09</text:p>
          </table:table-cell>
          <table:table-cell table:style-name="ce64" office:value-type="string" calcext:value-type="string">
            <text:p>DEER_TWO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12])" office:value-type="string" office:string-value="5, 108" calcext:value-type="string">
            <text:p>5, 108</text:p>
          </table:table-cell>
          <table:table-cell table:style-name="ce64" office:value-type="string" calcext:value-type="string">
            <text:p>3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10</text:p>
          </table:table-cell>
          <table:table-cell table:style-name="ce64" office:value-type="string" calcext:value-type="string">
            <text:p>DEER_THRE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12:.$A$113])" office:value-type="string" office:string-value="5, 108, 109" calcext:value-type="string">
            <text:p>5, 108, 109</text:p>
          </table:table-cell>
          <table:table-cell table:style-name="ce64" office:value-type="string" calcext:value-type="string">
            <text:p>3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11</text:p>
          </table:table-cell>
          <table:table-cell table:style-name="ce64" office:value-type="string" calcext:value-type="string">
            <text:p>DEER_ON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12:.$A$114])" office:value-type="string" office:string-value="5, 108, 109, 110" calcext:value-type="string">
            <text:p>5, 108, 109, 110</text:p>
          </table:table-cell>
          <table:table-cell table:style-name="ce64" office:value-type="string" calcext:value-type="string">
            <text:p>3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12</text:p>
          </table:table-cell>
          <table:table-cell table:style-name="ce64" office:value-type="string" calcext:value-type="string">
            <text:p>DEER_TWO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12:.$A$115])" office:value-type="string" office:string-value="5, 108, 109, 110, 111" calcext:value-type="string">
            <text:p>5, 108, 109, 110, 111</text:p>
          </table:table-cell>
          <table:table-cell table:style-name="ce64" office:value-type="string" calcext:value-type="string">
            <text:p>3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13</text:p>
          </table:table-cell>
          <table:table-cell table:style-name="ce64" office:value-type="string" calcext:value-type="string">
            <text:p>DEER_THRE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12:.$A$116])" office:value-type="string" office:string-value="5, 108, 109, 110, 111, 112" calcext:value-type="string">
            <text:p>5, 108, 109, 110, 111, 112</text:p>
          </table:table-cell>
          <table:table-cell table:style-name="ce64" office:value-type="string" calcext:value-type="string">
            <text:p>3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14</text:p>
          </table:table-cell>
          <table:table-cell table:style-name="ce64" office:value-type="string" calcext:value-type="string">
            <text:p>DEER_ON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12:.$A$117])" office:value-type="string" office:string-value="5, 108, 109, 110, 111, 112, 113" calcext:value-type="string">
            <text:p>5, 108, 109, 110, 111, 112, 113</text:p>
          </table:table-cell>
          <table:table-cell table:style-name="ce64" office:value-type="string" calcext:value-type="string">
            <text:p>32, 1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15</text:p>
          </table:table-cell>
          <table:table-cell table:style-name="ce64" office:value-type="string" calcext:value-type="string">
            <text:p>DEER_TWO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12:.$A$118])" office:value-type="string" office:string-value="5, 108, 109, 110, 111, 112, 113, 114" calcext:value-type="string">
            <text:p>5, 108, 109, 110, 111, 112, 113, 114</text:p>
          </table:table-cell>
          <table:table-cell table:style-name="ce64" office:value-type="string" calcext:value-type="string">
            <text:p>32, 12, 1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16</text:p>
          </table:table-cell>
          <table:table-cell table:style-name="ce64" office:value-type="string" calcext:value-type="string">
            <text:p>DEER_THRE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112:.$A$119])" office:value-type="string" office:string-value="5, 108, 109, 110, 111, 112, 113, 114, 115" calcext:value-type="string">
            <text:p>5, 108, 109, 110, 111, 112, 113, 114, 115</text:p>
          </table:table-cell>
          <table:table-cell table:style-name="ce64" office:value-type="string" calcext:value-type="string">
            <text:p>32, 12, 12, 1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17</text:p>
          </table:table-cell>
          <table:table-cell table:style-name="ce24" office:value-type="string" calcext:value-type="string">
            <text:p>GOLD</text:p>
          </table:table-cell>
          <table:table-cell table:style-name="ce24" table:number-columns-repeated="3"/>
          <table:table-cell table:style-name="ce32" table:content-validation-name="val1" office:value-type="string" calcext:value-type="string">
            <text:p>Neutral Gaia 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200" calcext:value-type="float">
            <text:p>1200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table:content-validation-name="val5" office:value-type="string" calcext:value-type="string">
            <text:p>Tight</text:p>
          </table:table-cell>
          <table:table-cell table:style-name="ce32" table:content-validation-name="val7" office:value-type="string" calcext:value-type="string">
            <text:p>Map Size</text:p>
          </table:table-cell>
          <table:table-cell table:style-name="ce24" office:value-type="string" calcext:value-type="string">
            <text:p>BASE_MASK1</text:p>
          </table:table-cell>
          <table:table-cell table:style-name="ce24" office:value-type="string" calcext:value-type="string">
            <text:p>BT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24" table:number-columns-repeated="4"/>
          <table:table-cell table:style-name="ce58" table:formula="of:=COM.MICROSOFT.TEXTJOIN(&quot;, &quot;;1;[.$A$9])" office:value-type="string" office:string-value="5" calcext:value-type="string">
            <text:p>5</text:p>
          </table:table-cell>
          <table:table-cell table:style-name="ce24" office:value-type="float" office:value="28" calcext:value-type="float">
            <text:p>28</text:p>
          </table:table-cell>
          <table:table-cell table:style-name="ce24"/>
          <table:table-cell table:number-columns-repeated="3" table:style-name="ce32" table:content-validation-name="val11" office:value-type="string" calcext:value-type="string">
            <text:p>No</text:p>
          </table:table-cell>
          <table:table-cell table:style-name="ce24" table:number-columns-repeated="4"/>
          <table:table-cell table:style-name="ce24" table:content-validation-name="val12"/>
          <table:table-cell table:style-name="ce2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18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office:value-type="string" calcext:value-type="string">
            <text:p>BASE_MASK1</text:p>
          </table:table-cell>
          <table:table-cell table:style-name="ce15" office:value-type="string" calcext:value-type="string">
            <text:p>BT</text:p>
          </table:table-cell>
          <table:table-cell table:style-name="ce15" table:number-columns-repeated="3"/>
          <table:table-cell table:style-name="ce15" office:value-type="float" office:value="12" calcext:value-type="float">
            <text:p>12</text:p>
          </table:table-cell>
          <table:table-cell table:style-name="ce15" table:number-columns-repeated="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28" calcext:value-type="float">
            <text:p>28</text:p>
          </table:table-cell>
          <table:table-cell table:style-name="ce15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19</text:p>
          </table:table-cell>
          <table:table-cell table:style-name="ce24" office:value-type="string" calcext:value-type="string">
            <text:p>GOLD</text:p>
          </table:table-cell>
          <table:table-cell table:style-name="ce24" table:number-columns-repeated="3"/>
          <table:table-cell table:style-name="ce32" table:content-validation-name="val1" office:value-type="string" calcext:value-type="string">
            <text:p>Neutral Gaia 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200" calcext:value-type="float">
            <text:p>1200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table:content-validation-name="val5" office:value-type="string" calcext:value-type="string">
            <text:p>Tight</text:p>
          </table:table-cell>
          <table:table-cell table:style-name="ce32" table:content-validation-name="val7" office:value-type="string" calcext:value-type="string">
            <text:p>Map Size</text:p>
          </table:table-cell>
          <table:table-cell table:style-name="ce24"/>
          <table:table-cell table:style-name="ce24" office:value-type="string" calcext:value-type="string">
            <text:p>BT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24" table:number-columns-repeated="4"/>
          <table:table-cell table:style-name="ce58" table:formula="of:=COM.MICROSOFT.TEXTJOIN(&quot;, &quot;;1;[.$A$9];[.$A$122])" office:value-type="string" office:string-value="5, 118" calcext:value-type="string">
            <text:p>5, 118</text:p>
          </table:table-cell>
          <table:table-cell table:style-name="ce24" office:value-type="string" calcext:value-type="string">
            <text:p>28, 16</text:p>
          </table:table-cell>
          <table:table-cell table:style-name="ce24"/>
          <table:table-cell table:number-columns-repeated="3" table:style-name="ce32" table:content-validation-name="val11" office:value-type="string" calcext:value-type="string">
            <text:p>No</text:p>
          </table:table-cell>
          <table:table-cell table:style-name="ce24" table:number-columns-repeated="4"/>
          <table:table-cell table:style-name="ce24" table:content-validation-name="val12"/>
          <table:table-cell table:style-name="ce2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20</text:p>
          </table:table-cell>
          <table:table-cell table:style-name="ce15" office:value-type="string" calcext:value-type="string">
            <text:p>RUINS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&quot;;1;[.$A$9])" office:value-type="string" office:string-value="5" calcext:value-type="string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15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21</text:p>
          </table:table-cell>
          <table:table-cell table:style-name="ce15" office:value-type="string" calcext:value-type="string">
            <text:p>TEMPLE_RUINS</text:p>
          </table:table-cell>
          <table:table-cell table:style-name="ce16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24])" office:value-type="string" office:string-value="5, 120" calcext:value-type="string">
            <text:p>5, 120</text:p>
          </table:table-cell>
          <table:table-cell table:style-name="ce4" office:value-type="string" calcext:value-type="string">
            <text:p>12, 18</text:p>
          </table:table-cell>
          <table:table-cell table:style-name="ce15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22</text:p>
          </table:table-cell>
          <table:table-cell table:style-name="ce15" office:value-type="string" calcext:value-type="string">
            <text:p>ROMAN_RUINS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24:.$A$125])" office:value-type="string" office:string-value="5, 120, 121" calcext:value-type="string">
            <text:p>5, 120, 121</text:p>
          </table:table-cell>
          <table:table-cell table:style-name="ce4" office:value-type="string" calcext:value-type="string">
            <text:p>12, 18, 18</text:p>
          </table:table-cell>
          <table:table-cell table:style-name="ce15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23</text:p>
          </table:table-cell>
          <table:table-cell table:style-name="ce16" office:value-type="string" calcext:value-type="string">
            <text:p>STATUE_COLUMN</text:p>
          </table:table-cell>
          <table:table-cell table:style-name="ce16" office:value-type="float" office:value="1322" calcext:value-type="float">
            <text:p>1322</text:p>
          </table:table-cell>
          <table:table-cell table:style-name="ce15"/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24:.$A$126])" office:value-type="string" office:string-value="5, 120, 121, 122" calcext:value-type="string">
            <text:p>5, 120, 121, 122</text:p>
          </table:table-cell>
          <table:table-cell table:style-name="ce4" office:value-type="string" calcext:value-type="string">
            <text:p>12, 18, 18, 18</text:p>
          </table:table-cell>
          <table:table-cell table:style-name="ce15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24</text:p>
          </table:table-cell>
          <table:table-cell table:style-name="ce92" office:value-type="string" calcext:value-type="string">
            <text:p>LOST_HERDABLE</text:p>
          </table:table-cell>
          <table:table-cell table:style-name="ce92"/>
          <table:table-cell table:style-name="ce64"/>
          <table:table-cell table:style-name="ce92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BT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6" calcext:value-type="float">
            <text:p>16</text:p>
          </table:table-cell>
          <table:table-cell table:style-name="ce64" table:number-columns-repeated="4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32" calcext:value-type="float">
            <text:p>32</text:p>
          </table:table-cell>
          <table:table-cell table:style-name="ce64"/>
          <table:table-cell table:number-columns-repeated="3" table:style-name="ce92" table:content-validation-name="val11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25</text:p>
          </table:table-cell>
          <table:table-cell table:style-name="ce18" office:value-type="string" calcext:value-type="string">
            <text:p>WILD_HERD_ANIMAL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28])" office:value-type="string" office:string-value="5, 124" calcext:value-type="string">
            <text:p>5, 124</text:p>
          </table:table-cell>
          <table:table-cell table:style-name="ce4" office:value-type="string" calcext:value-type="string">
            <text:p>40, 8</text:p>
          </table:table-cell>
          <table:table-cell table:style-name="ce15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26</text:p>
          </table:table-cell>
          <table:table-cell table:style-name="ce18" office:value-type="string" calcext:value-type="string">
            <text:p>BIRD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INNER_CAP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4"/>
          <table:table-cell table:style-name="ce15"/>
          <table:table-cell table:number-columns-repeated="3" table:style-name="ce6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27</text:p>
          </table:table-cell>
          <table:table-cell table:style-name="ce15"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 table:number-columns-repeated="3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27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6" table:content-validation-name="val8"/>
          <table:table-cell table:number-columns-repeated="3" table:style-name="ce66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28</text:p>
          </table:table-cell>
          <table:table-cell table:style-name="ce15"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 table:number-columns-repeated="3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27"/>
          <table:table-cell table:style-name="ce27" table:formula="of:=COM.MICROSOFT.TEXTJOIN(&quot;, &quot;;1;[.$A$9];[.$A$131])" office:value-type="string" office:string-value="5, 127" calcext:value-type="string">
            <text:p>5, 127</text:p>
          </table:table-cell>
          <table:table-cell table:style-name="ce4" office:value-type="float" office:value="6" calcext:value-type="float">
            <text:p>6</text:p>
          </table:table-cell>
          <table:table-cell table:style-name="ce66" table:content-validation-name="val8"/>
          <table:table-cell table:number-columns-repeated="3" table:style-name="ce66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29</text:p>
          </table:table-cell>
          <table:table-cell table:style-name="ce15" office:value-type="string" calcext:value-type="string">
            <text:p>KHARGA_SCOU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3" calcext:value-type="float">
            <text:p>3</text:p>
          </table:table-cell>
          <table:table-cell table:style-name="ce4" table:number-columns-repeated="3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27"/>
          <table:table-cell table:style-name="ce27" table:formula="of:=COM.MICROSOFT.TEXTJOIN(&quot;, &quot;;1;[.$A$9];[.$A$131];[.$A$132])" office:value-type="string" office:string-value="5, 127, 128" calcext:value-type="string">
            <text:p>5, 127, 128</text:p>
          </table:table-cell>
          <table:table-cell table:style-name="ce4" office:value-type="string" calcext:value-type="string">
            <text:p>8, 4, 4</text:p>
          </table:table-cell>
          <table:table-cell table:style-name="ce66" table:content-validation-name="val8"/>
          <table:table-cell table:number-columns-repeated="3" table:style-name="ce66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30</text:p>
          </table:table-cell>
          <table:table-cell table:style-name="ce64" office:value-type="string" calcext:value-type="string">
            <text:p>NEARBY_HERDABLE</text:p>
          </table:table-cell>
          <table:table-cell table:style-name="ce92"/>
          <table:table-cell table:style-name="ce64"/>
          <table:table-cell table:style-name="ce92"/>
          <table:table-cell table:style-name="ce92" table:content-validation-name="val2" office:value-type="string" calcext:value-type="string">
            <text:p>Player Assigned Player Owned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6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None</text:p>
          </table:table-cell>
          <table:table-cell table:style-name="ce98"/>
          <table:table-cell table:style-name="ce92" table:number-columns-repeated="2"/>
          <table:table-cell table:style-name="ce92" office:value-type="float" office:value="3" calcext:value-type="float">
            <text:p>3</text:p>
          </table:table-cell>
          <table:table-cell table:style-name="ce64" table:number-columns-repeated="3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7" calcext:value-type="float">
            <text:p>7</text:p>
          </table:table-cell>
          <table:table-cell table:style-name="ce114"/>
          <table:table-cell table:style-name="ce114" table:formula="of:=COM.MICROSOFT.TEXTJOIN(&quot;, &quot;;1;[.$A$9];[.$A$131];[.$A$132])" office:value-type="string" office:string-value="5, 127, 128" calcext:value-type="string">
            <text:p>5, 127, 128</text:p>
          </table:table-cell>
          <table:table-cell table:style-name="ce64" office:value-type="string" calcext:value-type="string">
            <text:p>6, 4, 4</text:p>
          </table:table-cell>
          <table:table-cell table:style-name="ce64"/>
          <table:table-cell table:number-columns-repeated="3" table:style-name="ce92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31</text:p>
          </table:table-cell>
          <table:table-cell table:style-name="ce24" office:value-type="string" calcext:value-type="string">
            <text:p>GOLD</text:p>
          </table:table-cell>
          <table:table-cell table:style-name="ce32" table:number-columns-repeated="3"/>
          <table:table-cell table:style-name="ce32" table:content-validation-name="val2" office:value-type="string" calcext:value-type="string">
            <text:p>Player Assigned Gaia 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700" calcext:value-type="float">
            <text:p>700</text:p>
          </table:table-cell>
          <table:table-cell table:style-name="ce32" table:number-columns-repeated="5"/>
          <table:table-cell table:style-name="ce32" table:content-validation-name="val5" office:value-type="string" calcext:value-type="string">
            <text:p>Tight</text:p>
          </table:table-cell>
          <table:table-cell table:style-name="ce32" table:content-validation-name="val7" office:value-type="string" calcext:value-type="string">
            <text:p>None</text:p>
          </table:table-cell>
          <table:table-cell table:style-name="ce47"/>
          <table:table-cell table:style-name="ce32" office:value-type="string" calcext:value-type="string">
            <text:p>BT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24" table:number-columns-repeated="3"/>
          <table:table-cell table:style-name="ce58" table:formula="of:=COM.MICROSOFT.TEXTJOIN(&quot;, &quot;;1;[.$A$9])" office:value-type="string" office:string-value="5" calcext:value-type="string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58"/>
          <table:table-cell table:style-name="ce58" table:formula="of:=COM.MICROSOFT.TEXTJOIN(&quot;, &quot;;1;[.$A$9])" office:value-type="string" office:string-value="5" calcext:value-type="string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number-columns-repeated="3" table:style-name="ce32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32</text:p>
          </table:table-cell>
          <table:table-cell table:style-name="ce92" office:value-type="string" calcext:value-type="string">
            <text:p>LUREABLE</text:p>
          </table:table-cell>
          <table:table-cell table:style-name="ce92"/>
          <table:table-cell table:style-name="ce64"/>
          <table:table-cell table:style-name="ce92"/>
          <table:table-cell table:style-name="ce92" table:content-validation-name="val2" office:value-type="string" calcext:value-type="string">
            <text:p>Player Assigned Gaia Convertible</text:p>
          </table:table-cell>
          <table:table-cell table:style-name="ce92" table:number-columns-repeated="4"/>
          <table:table-cell table:style-name="ce92" office:value-type="float" office:value="2" calcext:value-type="float">
            <text:p>2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None</text:p>
          </table:table-cell>
          <table:table-cell table:style-name="ce98"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12" calcext:value-type="float">
            <text:p>12</text:p>
          </table:table-cell>
          <table:table-cell table:style-name="ce114"/>
          <table:table-cell table:style-name="ce114" table:formula="of:=COM.MICROSOFT.TEXTJOIN(&quot;, &quot;;1;[.$A$9];[.$A$133];[.$A$135])" office:value-type="string" office:string-value="5, 129, 131" calcext:value-type="string">
            <text:p>5, 129, 131</text:p>
          </table:table-cell>
          <table:table-cell table:style-name="ce64" office:value-type="string" calcext:value-type="string">
            <text:p>8, 8, 4</text:p>
          </table:table-cell>
          <table:table-cell table:style-name="ce64"/>
          <table:table-cell table:number-columns-repeated="3" table:style-name="ce92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33</text:p>
          </table:table-cell>
          <table:table-cell table:style-name="ce92" office:value-type="string" calcext:value-type="string">
            <text:p>DEER_ONE</text:p>
          </table:table-cell>
          <table:table-cell table:style-name="ce92"/>
          <table:table-cell table:style-name="ce64"/>
          <table:table-cell table:style-name="ce92"/>
          <table:table-cell table:style-name="ce92" table:content-validation-name="val2" office:value-type="string" calcext:value-type="string">
            <text:p>Player Assigned Gaia Convertible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6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None</text:p>
          </table:table-cell>
          <table:table-cell table:style-name="ce98"/>
          <table:table-cell table:style-name="ce92" office:value-type="string" calcext:value-type="string">
            <text:p>BT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 table:number-columns-repeated="3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18" calcext:value-type="float">
            <text:p>18</text:p>
          </table:table-cell>
          <table:table-cell table:style-name="ce114"/>
          <table:table-cell table:style-name="ce114" table:formula="of:=COM.MICROSOFT.TEXTJOIN(&quot;, &quot;;1;[.$A$9];[.$A$135];[.$A$136])" office:value-type="string" office:string-value="5, 131, 132" calcext:value-type="string">
            <text:p>5, 131, 132</text:p>
          </table:table-cell>
          <table:table-cell table:style-name="ce64" office:value-type="string" calcext:value-type="string">
            <text:p>14, 8, 4</text:p>
          </table:table-cell>
          <table:table-cell table:style-name="ce64"/>
          <table:table-cell table:number-columns-repeated="3" table:style-name="ce92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34</text:p>
          </table:table-cell>
          <table:table-cell table:style-name="ce64" office:value-type="string" calcext:value-type="string">
            <text:p>NEARBY_HERDABLE</text:p>
          </table:table-cell>
          <table:table-cell table:style-name="ce33" table:number-columns-repeated="3"/>
          <table:table-cell table:style-name="ce38" table:content-validation-name="val3" office:value-type="string" calcext:value-type="string">
            <text:p>Player Assigned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3"/>
          <table:table-cell table:style-name="ce92" office:value-type="float" office:value="2" calcext:value-type="float">
            <text:p>2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None</text:p>
          </table:table-cell>
          <table:table-cell table:style-name="ce98"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20" calcext:value-type="float">
            <text:p>20</text:p>
          </table:table-cell>
          <table:table-cell table:style-name="ce114"/>
          <table:table-cell table:style-name="ce114" table:formula="of:=COM.MICROSOFT.TEXTJOIN(&quot;, &quot;;1;[.$A$9];[.$A$135:.$A$137])" office:value-type="string" office:string-value="5, 131, 132, 133" calcext:value-type="string">
            <text:p>5, 131, 132, 133</text:p>
          </table:table-cell>
          <table:table-cell table:style-name="ce64" office:value-type="string" calcext:value-type="string">
            <text:p>14, 8, 8, 8</text:p>
          </table:table-cell>
          <table:table-cell table:style-name="ce64"/>
          <table:table-cell table:number-columns-repeated="3" table:style-name="ce92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3">
          <table:table-cell table:style-name="ce20" office:value-type="string" calcext:value-type="string">
            <text:p>135</text:p>
          </table:table-cell>
          <table:table-cell table:style-name="ce29" office:value-type="string" calcext:value-type="string">
            <text:p>ON_GRID</text:p>
          </table:table-cell>
          <table:table-cell table:style-name="ce29"/>
          <table:table-cell table:style-name="ce29" office:value-type="string" calcext:value-type="string">
            <text:p>STRAGGLER</text:p>
          </table:table-cell>
          <table:table-cell table:style-name="ce29"/>
          <table:table-cell table:style-name="ce52" table:content-validation-name="val2" office:value-type="string" calcext:value-type="string">
            <text:p>Player Assigned Gaia Convertible</text:p>
          </table:table-cell>
          <table:table-cell table:style-name="ce39" table:number-columns-repeated="4"/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52" table:content-validation-name="val5" office:value-type="string" calcext:value-type="string">
            <text:p>Loose</text:p>
          </table:table-cell>
          <table:table-cell table:style-name="ce52" table:content-validation-name="val7" office:value-type="string" calcext:value-type="string">
            <text:p>None</text:p>
          </table:table-cell>
          <table:table-cell table:style-name="ce50"/>
          <table:table-cell table:style-name="ce39" table:number-columns-repeated="3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60" table:formula="of:=COM.MICROSOFT.TEXTJOIN(&quot;, &quot;;1;[.$A$9])" office:value-type="string" office:string-value="5" calcext:value-type="string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60"/>
          <table:table-cell table:style-name="ce60" table:formula="of:=COM.MICROSOFT.TEXTJOIN(&quot;, &quot;;1;[.$A$9])" office:value-type="string" office:string-value="5" calcext:value-type="string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3" table:style-name="ce52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4"/>
        </table:table-row>
        <table:table-row table:style-name="ro2" table:number-rows-repeated="10484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17:02:11.9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30T17:03:48.952000000</dc:date>
    <meta:editing-duration>P29DT12H46M28S</meta:editing-duration>
    <meta:editing-cycles>1801</meta:editing-cycles>
    <meta:generator>LibreOffice/7.1.3.2$Windows_X86_64 LibreOffice_project/47f78053abe362b9384784d31a6e56f8511eb1c1</meta:generator>
    <meta:document-statistic meta:table-count="1" meta:cell-count="1991" meta:object-count="0"/>
  </office:meta>
</office:document-meta>
</file>